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9945in"/>
    </style:style>
    <style:style style:name="co20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4" style:family="table-cell" style:parent-style-name="Default">
      <style:text-properties style:font-name="Liberation Sans" style:font-name-asian="Noto Sans CJK SC Regular" style:font-name-complex="FreeSans"/>
    </style:style>
    <style:style style:name="ce15" style:family="table-cell" style:parent-style-name="Default" style:data-style-name="N36"/>
    <style:style style:name="ce16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7" style:family="table-cell" style:parent-style-name="Default" style:data-style-name="N0"/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8" style:family="table-cell" style:parent-style-name="Default" style:data-style-name="N49">
      <style:text-properties fo:font-size="12pt" style:font-size-asian="12pt" style:font-size-complex="12pt"/>
    </style:style>
    <style:style style:name="ce29" style:family="table-cell" style:parent-style-name="Default" style:data-style-name="N49"/>
    <style:style style:name="ce13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0" style:family="table-cell" style:parent-style-name="Default"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36"/>
    <style:style style:name="ce22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3" style:family="table-cell" style:parent-style-name="Default" style:data-style-name="N0"/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6" style:family="table-cell" style:parent-style-name="Default" style:data-style-name="N49">
      <style:text-properties fo:font-size="12pt" style:font-size-asian="12pt" style:font-size-complex="12pt"/>
    </style:style>
    <style:style style:name="ce30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13"/>
        <table:table-column table:style-name="co19" table:default-cell-style-name="ce13"/>
        <table:table-column table:style-name="co1" table:default-cell-style-name="ce13"/>
        <table:table-column table:style-name="co20" table:default-cell-style-name="ce13"/>
        <table:table-column table:style-name="co1" table:number-columns-repeated="1019" table:default-cell-style-name="ce13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19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9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19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19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19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9])" office:value-type="float" office:value="-3800" calcext:value-type="float">
            <text:p>-3800</text:p>
          </table:table-cell>
          <table:table-cell table:formula="of:=SUM([.E2:.E9])" office:value-type="float" office:value="30" calcext:value-type="float">
            <text:p>30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20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20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20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20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20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21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2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21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3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0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21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21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3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3"/>
        <table:table-column table:style-name="co15" table:default-cell-style-name="ce26"/>
        <table:table-column table:style-name="co16" table:default-cell-style-name="ce13"/>
        <table:table-column table:style-name="co1" table:number-columns-repeated="1021" table:default-cell-style-name="ce13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3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 table:number-rows-repeated="3"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 table:number-rows-repeated="28">
          <table:table-cell table:number-columns-repeated="9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6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6"/>
        </table:table-row>
        <table:table-row table:style-name="ro2" table:number-rows-repeated="4">
          <table:table-cell table:number-columns-repeated="9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3" table:formula="of:=SUM([.C3:.C73])" office:value-type="float" office:value="661.54" calcext:value-type="float">
            <text:p>661.54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6"/>
        </table:table-row>
        <table:table-row table:style-name="ro2" table:number-rows-repeated="5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8:.C85])" office:value-type="float" office:value="-467.72" calcext:value-type="float">
            <text:p>-467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4];[.C86])" office:value-type="float" office:value="193.82" calcext:value-type="float">
            <text:p>193.82</text:p>
          </table:table-cell>
          <table:table-cell table:number-columns-repeated="6"/>
        </table:table-row>
        <table:table-row table:style-name="ro2" table:number-rows-repeated="104847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/00/0000</text:date>, <text:time style:data-style-name="N2" text:time-value="12:41:45.4609498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30T12:42:23.225981430</dc:date>
    <meta:editing-duration>P6DT4H26M14S</meta:editing-duration>
    <meta:editing-cycles>596</meta:editing-cycles>
    <meta:generator>LibreOffice/24.2.3.2$Linux_X86_64 LibreOffice_project/420$Build-2</meta:generator>
    <meta:document-statistic meta:table-count="10" meta:cell-count="2177" meta:object-count="0"/>
  </office:meta>
</office:document-meta>
</file>